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98ccf7" officeooo:paragraph-rsid="0098ccf7"/>
    </style:style>
    <style:style style:name="P2" style:family="paragraph" style:parent-style-name="Text_20_body" style:list-style-name="L1">
      <style:text-properties fo:color="#000000" officeooo:rsid="0098ccf7" officeooo:paragraph-rsid="0098ccf7"/>
    </style:style>
    <style:style style:name="P3" style:family="paragraph" style:parent-style-name="Text_20_body" style:list-style-name="L1">
      <style:text-properties officeooo:rsid="0098ccf7" officeooo:paragraph-rsid="0098ccf7"/>
    </style:style>
    <style:style style:name="P4" style:family="paragraph" style:parent-style-name="Text_20_body" style:list-style-name="L1">
      <style:text-properties fo:language="en" fo:country="US" officeooo:rsid="0098efbf" officeooo:paragraph-rsid="0098efbf"/>
    </style:style>
    <style:style style:name="P5" style:family="paragraph" style:parent-style-name="Text_20_body" style:list-style-name="L1">
      <style:text-properties fo:language="en" fo:country="US" officeooo:rsid="00a506ed" officeooo:paragraph-rsid="00a506ed"/>
    </style:style>
    <style:style style:name="P6" style:family="paragraph" style:parent-style-name="Text_20_body" style:list-style-name="L1">
      <style:text-properties fo:language="en" fo:country="US" officeooo:rsid="00a8ef67" officeooo:paragraph-rsid="00a8ef67"/>
    </style:style>
    <style:style style:name="P7" style:family="paragraph" style:parent-style-name="Text_20_body" style:list-style-name="L1">
      <style:text-properties fo:language="en" fo:country="US" officeooo:rsid="00ad14c1" officeooo:paragraph-rsid="00ad14c1"/>
    </style:style>
    <style:style style:name="P8" style:family="paragraph" style:parent-style-name="Text_20_body" style:list-style-name="L1">
      <style:text-properties fo:language="en" fo:country="US" officeooo:rsid="00ad82ec" officeooo:paragraph-rsid="00ad82ec"/>
    </style:style>
    <style:style style:name="P9" style:family="paragraph" style:parent-style-name="Text_20_body" style:list-style-name="L1">
      <style:text-properties fo:language="en" fo:country="US" officeooo:rsid="00b41c9b" officeooo:paragraph-rsid="00b41c9b"/>
    </style:style>
    <style:style style:name="P10" style:family="paragraph" style:parent-style-name="Text_20_body" style:list-style-name="L1">
      <style:text-properties officeooo:rsid="0098fc20" officeooo:paragraph-rsid="0098fc20"/>
    </style:style>
    <style:style style:name="P11" style:family="paragraph" style:parent-style-name="Text_20_body" style:list-style-name="L1">
      <style:text-properties officeooo:rsid="009bbd1f" officeooo:paragraph-rsid="009bbd1f"/>
    </style:style>
    <style:style style:name="P12" style:family="paragraph" style:parent-style-name="Text_20_body" style:list-style-name="L1">
      <style:text-properties officeooo:rsid="00a0e5ae" officeooo:paragraph-rsid="00a0e5ae"/>
    </style:style>
    <style:style style:name="P13" style:family="paragraph" style:parent-style-name="Text_20_body" style:list-style-name="L1">
      <style:text-properties officeooo:rsid="00b642ca" officeooo:paragraph-rsid="00b642c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8efbf"/>
    </style:style>
    <style:style style:name="T3" style:family="text">
      <style:text-properties fo:language="en" fo:country="US" officeooo:rsid="00a0e5ae"/>
    </style:style>
    <style:style style:name="T4" style:family="text">
      <style:text-properties fo:language="en" fo:country="US" officeooo:rsid="00a2d6c1"/>
    </style:style>
    <style:style style:name="T5" style:family="text">
      <style:text-properties fo:language="en" fo:country="US" officeooo:rsid="00a3be4d"/>
    </style:style>
    <style:style style:name="T6" style:family="text">
      <style:text-properties fo:language="en" fo:country="US" officeooo:rsid="00a4fd42"/>
    </style:style>
    <style:style style:name="T7" style:family="text">
      <style:text-properties fo:language="en" fo:country="US" officeooo:rsid="00b7bbad"/>
    </style:style>
    <style:style style:name="T8" style:family="text">
      <style:text-properties fo:language="en" fo:country="US" officeooo:rsid="00b8d2fe"/>
    </style:style>
    <style:style style:name="T9" style:family="text">
      <style:text-properties fo:language="en" fo:country="US" officeooo:rsid="00b9e9ca"/>
    </style:style>
    <style:style style:name="T10" style:family="text">
      <style:text-properties fo:language="en" fo:country="US" officeooo:rsid="00ba2cb0"/>
    </style:style>
    <style:style style:name="T11" style:family="text">
      <style:text-properties fo:language="en" fo:country="US" officeooo:rsid="00bb88de"/>
    </style:style>
    <style:style style:name="T12" style:family="text">
      <style:text-properties fo:language="en" fo:country="US" officeooo:rsid="00bd8820"/>
    </style:style>
    <style:style style:name="T13" style:family="text">
      <style:text-properties fo:language="en" fo:country="US" officeooo:rsid="00bf4867"/>
    </style:style>
    <style:style style:name="T14" style:family="text">
      <style:text-properties fo:language="en" fo:country="US" officeooo:rsid="00b67e11"/>
    </style:style>
    <style:style style:name="T15" style:family="text">
      <style:text-properties officeooo:rsid="006c5329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a4fd42"/>
    </style:style>
    <style:style style:name="T18" style:family="text">
      <style:text-properties fo:language="ru" fo:country="RU" officeooo:rsid="00b3e2b3"/>
    </style:style>
    <style:style style:name="T19" style:family="text">
      <style:text-properties officeooo:rsid="00a5f630"/>
    </style:style>
    <style:style style:name="T20" style:family="text">
      <style:text-properties officeooo:rsid="00aa9800"/>
    </style:style>
    <style:style style:name="T21" style:family="text">
      <style:text-properties officeooo:rsid="00ae4fb3"/>
    </style:style>
    <style:style style:name="T22" style:family="text">
      <style:text-properties officeooo:rsid="00b1e841"/>
    </style:style>
    <style:style style:name="T23" style:family="text">
      <style:text-properties officeooo:rsid="00b3e2b3"/>
    </style:style>
    <style:style style:name="T24" style:family="text">
      <style:text-properties officeooo:rsid="00b67e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5">1</text:span>3.09.2016</text:h>
      <text:list xml:id="list8771014035912927480" text:style-name="L1">
        <text:list-item>
          <text:p text:style-name="P2"><text:span text:style-name="T1">This company </text:span><text:span text:style-name="T7">has gone downmarket.</text:span></text:p>
        </text:list-item>
        <text:list-item>
          <text:p text:style-name="P3"><text:span text:style-name="T1">Apple Corp</text:span><text:span text:style-name="T8">oration</text:span><text:span text:style-name="T1"> conducts brand stretching policy. </text:span><text:span text:style-name="T2">One year ago it was announced that Apple organized Apple Watch launch.</text:span></text:p>
        </text:list-item>
        <text:list-item>
          <text:p text:style-name="P4">Sometimes it is very hard to find difference between good fake and original version.</text:p>
        </text:list-item>
        <text:list-item>
          <text:p text:style-name="P10"><text:span text:style-name="T1">The </text:span><text:span text:style-name="T9">key</text:span><text:span text:style-name="T1"> market segment for this company consist of yang </text:span><text:span text:style-name="T9">adults under</text:span><text:span text:style-name="T1"> 25 years old, which tries to be </text:span><text:span text:style-name="T3">trendy.</text:span></text:p>
        </text:list-item>
        <text:list-item>
          <text:p text:style-name="P11"><text:span text:style-name="T1">Lancome Company </text:span><text:span text:style-name="T10">has </text:span><text:span text:style-name="T1">launched new product advertising, exactly they made product </text:span><text:span text:style-name="T3">endorsement.</text:span></text:p>
        </text:list-item>
        <text:list-item>
          <text:p text:style-name="P12"><text:span text:style-name="T1">Vodaphone Company is our main </text:span><text:span text:style-name="T4">Europe</text:span><text:span text:style-name="T1"> market competitor for now. </text:span><text:span text:style-name="T5">Market research </text:span><text:span text:style-name="T11">has</text:span><text:span text:style-name="T5"> </text:span><text:span text:style-name="T11">shown</text:span><text:span text:style-name="T5"> that our market share </text:span><text:span text:style-name="T11">will </text:span><text:span text:style-name="T12">reduce</text:span><text:span text:style-name="T5"> 10% for some countries. Our goal </text:span><text:span text:style-name="T10">is</text:span><text:span text:style-name="T5"> to increase brand awareness</text:span><text:span text:style-name="T17">, </text:span><text:span text:style-name="T6">to make it more sexy and create competitive price system.</text:span></text:p>
        </text:list-item>
        <text:list-item>
          <text:p text:style-name="P5">Despite that this brand exists in the market for a long time <text:span text:style-name="T19">and very popular among its customers, they don’t rest on its laurels, they develop and improve quality of their products. It retains brand loyalty.</text:span></text:p>
        </text:list-item>
        <text:list-item>
          <text:p text:style-name="P6">I think you shouldn’t overpay for top-of-range brand. <text:span text:style-name="T20">There are a lot of mid-market brands with good value for money.</text:span></text:p>
        </text:list-item>
        <text:list-item>
          <text:p text:style-name="P7">German automobile concerns offer wide car range, reliable and good made but it is quite expensive.</text:p>
        </text:list-item>
        <text:list-item>
          <text:p text:style-name="P8"><text:span text:style-name="T22">Ritz</text:span> Hotel Chain <text:span text:style-name="T21">is famous for their expensive luxury hotels and highest service quality, sustaining a positive brand image for many years</text:span><text:span text:style-name="T18">. </text:span><text:span text:style-name="T23">The company keeps up with the time trying to anticipate customers wishes.</text:span></text:p>
        </text:list-item>
        <text:list-item>
          <text:p text:style-name="P9">Fashion house McQueen keeps balance between up-scale nature of their products and necessity to conduct brand stretching.</text:p>
        </text:list-item>
        <text:list-item>
          <text:p text:style-name="P13"><text:span text:style-name="T1">It’s very important to know who is target consumer of your product </text:span><text:span text:style-name="T14">and anticipate needs your potential custome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00%" fo:text-indent="0cm" style:auto-text-indent="false" style:page-number="auto" style:writing-mode="pag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top="1cm" fo:margin-bottom="0cm" loext:contextual-spacing="false" fo:line-height="150%" style:shadow="none" style:writing-mode="pag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line-height="150%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line-height="150%" style:writing-mode="pag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1:21:07.799000000</meta:creation-date>
    <dc:date>2016-09-13T20:47:20.364000000</dc:date>
    <meta:editing-duration>PT4H11M6S</meta:editing-duration>
    <meta:editing-cycles>162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13" meta:word-count="264" meta:character-count="1591" meta:non-whitespace-character-count="1352"/>
  </office:meta>
</office:document-meta>
</file>